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65625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6.77333333333333cm" style:use-optimal-column-width="true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3.942291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0.767291666666667cm"/>
    </style:style>
    <style:style style:name="co12" style:family="table-column">
      <style:table-column-properties fo:break-before="auto" style:column-width="0.555625cm" style:use-optimal-column-width="true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2.80458333333333cm" style:use-optimal-column-width="true"/>
    </style:style>
    <style:style style:name="co15" style:family="table-column">
      <style:table-column-properties fo:break-before="auto" style:column-width="3.94229166666667cm" style:use-optimal-column-width="true"/>
    </style:style>
    <style:style style:name="co16" style:family="table-column">
      <style:table-column-properties fo:break-before="auto" style:column-width="0.767291666666667cm" style:use-optimal-column-width="true"/>
    </style:style>
    <style:style style:name="co17" style:family="table-column">
      <style:table-column-properties fo:break-before="auto" style:column-width="1.666875cm" style:use-optimal-column-width="true"/>
    </style:style>
    <style:style style:name="co18" style:family="table-column">
      <style:table-column-properties fo:break-before="auto" style:column-width="1.64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>
      <style:map style:condition="of:cell-content()&gt;70" style:apply-style-name="cf3"/>
      <style:map style:condition="of:cell-content-is-between(30,70)" style:apply-style-name="cf2"/>
      <style:map style:condition="of:cell-content()&lt;3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ərəq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number-columns-repeated="16367" table:default-cell-style-name="ce1"/>
        <table:table-row table:style-name="ro1">
          <table:table-cell office:value-type="string" table:style-name="ce3">
            <text:p>Tarix</text:p>
          </table:table-cell>
          <table:table-cell office:value-type="string" table:style-name="ce1">
            <text:p>Məhsul</text:p>
          </table:table-cell>
          <table:table-cell office:value-type="string" table:style-name="ce1">
            <text:p>Bölgə</text:p>
          </table:table-cell>
          <table:table-cell office:value-type="string" table:style-name="ce1">
            <text:p>Satış miqdarı</text:p>
          </table:table-cell>
          <table:table-cell office:value-type="string" table:style-name="ce1">
            <text:p>Qiymət (AZN)</text:p>
          </table:table-cell>
          <table:table-cell office:value-type="string" table:style-name="ce1">
            <text:p>Satıcı</text:p>
          </table:table-cell>
          <table:table-cell office:value-type="string" table:style-name="ce1">
            <text:p>Satici mehsul tarix</text:p>
          </table:table-cell>
          <table:table-cell office:value-type="string" table:style-name="ce1">
            <text:p>tarix(yeni yazilis)</text:p>
          </table:table-cell>
          <table:table-cell office:value-type="string" table:style-name="ce1">
            <text:p>Ay</text:p>
          </table:table-cell>
          <table:table-cell table:number-columns-repeated="16375" table:style-name="ce1"/>
        </table:table-row>
        <table:table-row table:style-name="ro2">
          <table:table-cell office:value-type="date" office:date-value="2025-01-06T00:00:00" table:style-name="ce3">
            <text:p>1/6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Bakı</text:p>
          </table:table-cell>
          <table:table-cell office:value-type="float" office:value="16" table:style-name="ce10">
            <text:p>1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Kamil</text:p>
          </table:table-cell>
          <table:table-cell office:value-type="string" office:string-value="Kamil-Məhsul C-06.01.2025" table:formula="of:=CONCATENATE( [Vərəq1.$F2]&amp; &quot;-&quot; &amp; [Vərəq1.$B2]&amp; &quot;-&quot;&amp;  [Vərəq1.$H2])" table:style-name="ce2">
            <text:p>Kamil-Məhsul C-06.01.2025</text:p>
          </table:table-cell>
          <table:table-cell office:value-type="string" office:string-value="06.01.2025" table:formula="of:=TEXT([.A2];&quot;dd.mm.yyy&quot;)" table:style-name="ce1">
            <text:p>06.01.2025</text:p>
          </table:table-cell>
          <table:table-cell office:value-type="float" office:value="1" table:formula="of:=MONTH([Vərəq1.$A2])" table:style-name="ce1">
            <text:p>1</text:p>
          </table:table-cell>
          <table:table-cell office:value-type="string" table:style-name="ce2">
            <text:p>1."Məhsul A" üçün Sumqayitda <text:s/>orta satış miqdarı nə qədərdir?</text:p>
          </table:table-cell>
          <table:table-cell office:value-type="float" office:value="55" table:formula="of:=AVERAGEIFS([.D2:.D21];[.B2:.B21];&quot;Məhsul A&quot;;[.C2:.C21];&quot;Sumqayıt&quot;)" table:style-name="ce1">
            <text:p>55</text:p>
          </table:table-cell>
          <table:table-cell table:number-columns-repeated="2" table:style-name="ce1"/>
          <table:table-cell office:value-type="string" table:style-name="ce5">
            <text:p>2.Yeni bir sütun yaradıb, Satıcı - Məhsul - Tarix<text:span text:style-name="T6"><text:s/>məlumatlarını bu formatda birləşdir:</text:span></text:p>
          </table:table-cell>
          <table:table-cell table:style-name="ce1"/>
          <table:table-cell table:number-columns-repeated="2" table:style-name="ce2"/>
          <table:table-cell table:number-columns-repeated="16367"/>
        </table:table-row>
        <table:table-row table:style-name="ro1">
          <table:table-cell office:value-type="date" office:date-value="2025-05-08T00:00:00" table:style-name="ce3">
            <text:p>5/8/2025</text:p>
          </table:table-cell>
          <table:table-cell office:value-type="string" table:style-name="ce1">
            <text:p>Məhsul A</text:p>
          </table:table-cell>
          <table:table-cell office:value-type="string" table:style-name="ce1">
            <text:p>Sumqayıt</text:p>
          </table:table-cell>
          <table:table-cell office:value-type="float" office:value="94" table:style-name="ce10">
            <text:p>9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urad</text:p>
          </table:table-cell>
          <table:table-cell office:value-type="string" office:string-value="Murad-Məhsul A-08.05.2025" table:formula="of:=CONCATENATE( [Vərəq1.$F3]&amp; &quot;-&quot; &amp; [Vərəq1.$B3]&amp; &quot;-&quot;&amp;  [Vərəq1.$H3])" table:style-name="ce1">
            <text:p>Murad-Məhsul A-08.05.2025</text:p>
          </table:table-cell>
          <table:table-cell office:value-type="string" office:string-value="08.05.2025" table:formula="of:=TEXT([.A3];&quot;dd.mm.yyy&quot;)" table:style-name="ce1">
            <text:p>08.05.2025</text:p>
          </table:table-cell>
          <table:table-cell office:value-type="float" office:value="5" table:formula="of:=MONTH([Vərəq1.$A3])" table:style-name="ce1">
            <text:p>5</text:p>
          </table:table-cell>
          <table:table-cell table:style-name="ce4"/>
          <table:table-cell table:number-columns-repeated="3" table:style-name="ce1"/>
          <table:table-cell office:value-type="string" table:style-name="ce2">
            <text:p>Nigar - Məhsul B - 15.06.2025(qeyd edildi)</text:p>
          </table:table-cell>
          <table:table-cell table:style-name="ce1"/>
          <table:table-cell table:style-name="ce2"/>
          <table:table-cell table:number-columns-repeated="16368" table:style-name="ce1"/>
        </table:table-row>
        <table:table-row table:style-name="ro3">
          <table:table-cell office:value-type="date" office:date-value="2025-06-03T00:00:00" table:style-name="ce3">
            <text:p>6/3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Bakı</text:p>
          </table:table-cell>
          <table:table-cell office:value-type="float" office:value="10" table:style-name="ce10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ysel</text:p>
          </table:table-cell>
          <table:table-cell office:value-type="string" office:string-value="Aysel-Məhsul B-03.06.2025" table:formula="of:=CONCATENATE( [Vərəq1.$F4]&amp; &quot;-&quot; &amp; [Vərəq1.$B4]&amp; &quot;-&quot;&amp;  [Vərəq1.$H4])" table:style-name="ce1">
            <text:p>Aysel-Məhsul B-03.06.2025</text:p>
          </table:table-cell>
          <table:table-cell office:value-type="string" office:string-value="03.06.2025" table:formula="of:=TEXT([.A4];&quot;dd.mm.yyy&quot;)" table:style-name="ce1">
            <text:p>03.06.2025</text:p>
          </table:table-cell>
          <table:table-cell office:value-type="float" office:value="6" table:formula="of:=MONTH([Vərəq1.$A4])" table:style-name="ce1">
            <text:p>6</text:p>
          </table:table-cell>
          <table:table-cell office:value-type="string" table:style-name="ce5">
            <text:p>3.Satış miqdarı 50-dən çox olan<text:span text:style-name="T6"><text:s/>və<text:s/></text:span>bölgəsi Bakı<text:span text:style-name="T6"><text:s/>olan satışların sayını tap.</text:span></text:p>
          </table:table-cell>
          <table:table-cell office:value-type="float" office:value="6" table:formula="of:=COUNTIFS([Vərəq1.$D$2:.$D$21];&quot;&gt;50&quot;;[Vərəq1.$C$2:.$C$21];&quot;Bakı&quot;)" table:style-name="ce1">
            <text:p>6</text:p>
          </table:table-cell>
          <table:table-cell table:number-columns-repeated="4" table:style-name="ce1"/>
          <table:table-cell table:style-name="ce8"/>
          <table:table-cell table:number-columns-repeated="16368" table:style-name="ce1"/>
        </table:table-row>
        <table:table-row table:style-name="ro3">
          <table:table-cell office:value-type="date" office:date-value="2025-03-02T00:00:00" table:style-name="ce3">
            <text:p>3/2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Sumqayıt</text:p>
          </table:table-cell>
          <table:table-cell office:value-type="float" office:value="88" table:style-name="ce10">
            <text:p>8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igar</text:p>
          </table:table-cell>
          <table:table-cell office:value-type="string" office:string-value="Nigar-Məhsul C-02.03.2025" table:formula="of:=CONCATENATE( [Vərəq1.$F5]&amp; &quot;-&quot; &amp; [Vərəq1.$B5]&amp; &quot;-&quot;&amp;  [Vərəq1.$H5])" table:style-name="ce1">
            <text:p>Nigar-Məhsul C-02.03.2025</text:p>
          </table:table-cell>
          <table:table-cell office:value-type="string" office:string-value="02.03.2025" table:formula="of:=TEXT([.A5];&quot;dd.mm.yyy&quot;)" table:style-name="ce1">
            <text:p>02.03.2025</text:p>
          </table:table-cell>
          <table:table-cell office:value-type="float" office:value="3" table:formula="of:=MONTH([Vərəq1.$A5])" table:style-name="ce1">
            <text:p>3</text:p>
          </table:table-cell>
          <table:table-cell table:style-name="ce6"/>
          <table:table-cell table:number-columns-repeated="3" table:style-name="ce1"/>
          <table:table-cell office:value-type="string" table:style-name="ce6">
            <text:p>4.Satis miqdari 30-dan aşağı olanları<text:s/><text:span text:style-name="T5">qırmızı(</text:span>qeyd edildi)</text:p>
          </table:table-cell>
          <table:table-cell table:number-columns-repeated="16370" table:style-name="ce1"/>
        </table:table-row>
        <table:table-row table:style-name="ro3">
          <table:table-cell office:value-type="date" office:date-value="2025-05-19T00:00:00" table:style-name="ce3">
            <text:p>5/19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Gəncə</text:p>
          </table:table-cell>
          <table:table-cell office:value-type="float" office:value="12" table:style-name="ce10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urad</text:p>
          </table:table-cell>
          <table:table-cell office:value-type="string" office:string-value="Murad-Məhsul C-19.05.2025" table:formula="of:=CONCATENATE( [Vərəq1.$F6]&amp; &quot;-&quot; &amp; [Vərəq1.$B6]&amp; &quot;-&quot;&amp;  [Vərəq1.$H6])" table:style-name="ce1">
            <text:p>Murad-Məhsul C-19.05.2025</text:p>
          </table:table-cell>
          <table:table-cell office:value-type="string" office:string-value="19.05.2025" table:formula="of:=TEXT([.A6];&quot;dd.mm.yyy&quot;)" table:style-name="ce1">
            <text:p>19.05.2025</text:p>
          </table:table-cell>
          <table:table-cell office:value-type="float" office:value="5" table:formula="of:=MONTH([Vərəq1.$A6])" table:style-name="ce1">
            <text:p>5</text:p>
          </table:table-cell>
          <table:table-cell table:number-columns-repeated="4" table:style-name="ce1"/>
          <table:table-cell office:value-type="string" table:style-name="ce6">
            <text:p>30 ilə 70 arasında olanları<text:s/><text:span text:style-name="T5">sarı (</text:span>qeyd edildi)</text:p>
          </table:table-cell>
          <table:table-cell table:number-columns-repeated="16370" table:style-name="ce1"/>
        </table:table-row>
        <table:table-row table:style-name="ro3">
          <table:table-cell office:value-type="date" office:date-value="2025-07-11T00:00:00" table:style-name="ce3">
            <text:p>7/11/2025</text:p>
          </table:table-cell>
          <table:table-cell office:value-type="string" table:style-name="ce1">
            <text:p>Məhsul D</text:p>
          </table:table-cell>
          <table:table-cell office:value-type="string" table:style-name="ce1">
            <text:p>Bakı</text:p>
          </table:table-cell>
          <table:table-cell office:value-type="float" office:value="73" table:style-name="ce10">
            <text:p>7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urad</text:p>
          </table:table-cell>
          <table:table-cell office:value-type="string" office:string-value="Murad-Məhsul D-11.07.2025" table:formula="of:=CONCATENATE( [Vərəq1.$F7]&amp; &quot;-&quot; &amp; [Vərəq1.$B7]&amp; &quot;-&quot;&amp;  [Vərəq1.$H7])" table:style-name="ce1">
            <text:p>Murad-Məhsul D-11.07.2025</text:p>
          </table:table-cell>
          <table:table-cell office:value-type="string" office:string-value="11.07.2025" table:formula="of:=TEXT([.A7];&quot;dd.mm.yyy&quot;)" table:style-name="ce1">
            <text:p>11.07.2025</text:p>
          </table:table-cell>
          <table:table-cell office:value-type="float" office:value="7" table:formula="of:=MONTH([Vərəq1.$A7])" table:style-name="ce1">
            <text:p>7</text:p>
          </table:table-cell>
          <table:table-cell table:number-columns-repeated="4" table:style-name="ce1"/>
          <table:table-cell office:value-type="string" table:style-name="ce2">
            <text:p>70-dən yuxarı olanları yaşıl rənglə(qeyd edildi)</text:p>
          </table:table-cell>
          <table:table-cell table:number-columns-repeated="16370" table:style-name="ce1"/>
        </table:table-row>
        <table:table-row table:style-name="ro1">
          <table:table-cell office:value-type="date" office:date-value="2025-08-19T00:00:00" table:style-name="ce3">
            <text:p>8/19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Bakı</text:p>
          </table:table-cell>
          <table:table-cell office:value-type="float" office:value="89" table:style-name="ce10">
            <text:p>8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Kamil</text:p>
          </table:table-cell>
          <table:table-cell office:value-type="string" office:string-value="Kamil-Məhsul C-19.08.2025" table:formula="of:=CONCATENATE( [Vərəq1.$F8]&amp; &quot;-&quot; &amp; [Vərəq1.$B8]&amp; &quot;-&quot;&amp;  [Vərəq1.$H8])" table:style-name="ce1">
            <text:p>Kamil-Məhsul C-19.08.2025</text:p>
          </table:table-cell>
          <table:table-cell office:value-type="string" office:string-value="19.08.2025" table:formula="of:=TEXT([.A8];&quot;dd.mm.yyy&quot;)" table:style-name="ce1">
            <text:p>19.08.2025</text:p>
          </table:table-cell>
          <table:table-cell office:value-type="float" office:value="8" table:formula="of:=MONTH([Vərəq1.$A8])" table:style-name="ce1">
            <text:p>8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09-08T00:00:00" table:style-name="ce3">
            <text:p>9/8/2025</text:p>
          </table:table-cell>
          <table:table-cell office:value-type="string" table:style-name="ce1">
            <text:p>Məhsul D</text:p>
          </table:table-cell>
          <table:table-cell office:value-type="string" table:style-name="ce1">
            <text:p>Sumqayıt</text:p>
          </table:table-cell>
          <table:table-cell office:value-type="float" office:value="79" table:style-name="ce10">
            <text:p>7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ysel</text:p>
          </table:table-cell>
          <table:table-cell office:value-type="string" office:string-value="Aysel-Məhsul D-08.09.2025" table:formula="of:=CONCATENATE( [Vərəq1.$F9]&amp; &quot;-&quot; &amp; [Vərəq1.$B9]&amp; &quot;-&quot;&amp;  [Vərəq1.$H9])" table:style-name="ce1">
            <text:p>Aysel-Məhsul D-08.09.2025</text:p>
          </table:table-cell>
          <table:table-cell office:value-type="string" office:string-value="08.09.2025" table:formula="of:=TEXT([.A9];&quot;dd.mm.yyy&quot;)" table:style-name="ce1">
            <text:p>08.09.2025</text:p>
          </table:table-cell>
          <table:table-cell office:value-type="float" office:value="9" table:formula="of:=MONTH([Vərəq1.$A9])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10-11T00:00:00" table:style-name="ce3">
            <text:p>10/11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Gəncə</text:p>
          </table:table-cell>
          <table:table-cell office:value-type="float" office:value="80" table:style-name="ce10">
            <text:p>8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Kamil</text:p>
          </table:table-cell>
          <table:table-cell office:value-type="string" office:string-value="Kamil-Məhsul B-11.10.2025" table:formula="of:=CONCATENATE( [Vərəq1.$F10]&amp; &quot;-&quot; &amp; [Vərəq1.$B10]&amp; &quot;-&quot;&amp;  [Vərəq1.$H10])" table:style-name="ce1">
            <text:p>Kamil-Məhsul B-11.10.2025</text:p>
          </table:table-cell>
          <table:table-cell office:value-type="string" office:string-value="11.10.2025" table:formula="of:=TEXT([.A10];&quot;dd.mm.yyy&quot;)" table:style-name="ce1">
            <text:p>11.10.2025</text:p>
          </table:table-cell>
          <table:table-cell office:value-type="float" office:value="10" table:formula="of:=MONTH([Vərəq1.$A10])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11-03T00:00:00" table:style-name="ce3">
            <text:p>11/3/2025</text:p>
          </table:table-cell>
          <table:table-cell office:value-type="string" table:style-name="ce1">
            <text:p>Məhsul A</text:p>
          </table:table-cell>
          <table:table-cell office:value-type="string" table:style-name="ce1">
            <text:p>Lənkəran</text:p>
          </table:table-cell>
          <table:table-cell office:value-type="float" office:value="28" table:style-name="ce10">
            <text:p>2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ysel</text:p>
          </table:table-cell>
          <table:table-cell office:value-type="string" office:string-value="Aysel-Məhsul A-03.11.2025" table:formula="of:=CONCATENATE( [Vərəq1.$F11]&amp; &quot;-&quot; &amp; [Vərəq1.$B11]&amp; &quot;-&quot;&amp;  [Vərəq1.$H11])" table:style-name="ce1">
            <text:p>Aysel-Məhsul A-03.11.2025</text:p>
          </table:table-cell>
          <table:table-cell office:value-type="string" office:string-value="03.11.2025" table:formula="of:=TEXT([.A11];&quot;dd.mm.yyy&quot;)" table:style-name="ce1">
            <text:p>03.11.2025</text:p>
          </table:table-cell>
          <table:table-cell office:value-type="float" office:value="11" table:formula="of:=MONTH([Vərəq1.$A11])" table:style-name="ce1">
            <text:p>11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12-15T00:00:00" table:style-name="ce3">
            <text:p>12/15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Bakı</text:p>
          </table:table-cell>
          <table:table-cell office:value-type="float" office:value="79" table:style-name="ce10">
            <text:p>7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Kamil</text:p>
          </table:table-cell>
          <table:table-cell office:value-type="string" office:string-value="Kamil-Məhsul C-15.12.2025" table:formula="of:=CONCATENATE( [Vərəq1.$F12]&amp; &quot;-&quot; &amp; [Vərəq1.$B12]&amp; &quot;-&quot;&amp;  [Vərəq1.$H12])" table:style-name="ce1">
            <text:p>Kamil-Məhsul C-15.12.2025</text:p>
          </table:table-cell>
          <table:table-cell office:value-type="string" office:string-value="15.12.2025" table:formula="of:=TEXT([.A12];&quot;dd.mm.yyy&quot;)" table:style-name="ce1">
            <text:p>15.12.2025</text:p>
          </table:table-cell>
          <table:table-cell office:value-type="float" office:value="12" table:formula="of:=MONTH([Vərəq1.$A12])" table:style-name="ce1">
            <text:p>12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10-16T00:00:00" table:style-name="ce3">
            <text:p>10/16/2025</text:p>
          </table:table-cell>
          <table:table-cell office:value-type="string" table:style-name="ce1">
            <text:p>Məhsul A</text:p>
          </table:table-cell>
          <table:table-cell office:value-type="string" table:style-name="ce1">
            <text:p>Gəncə</text:p>
          </table:table-cell>
          <table:table-cell office:value-type="float" office:value="33" table:style-name="ce10">
            <text:p>3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Murad</text:p>
          </table:table-cell>
          <table:table-cell office:value-type="string" office:string-value="Murad-Məhsul A-16.10.2025" table:formula="of:=CONCATENATE( [Vərəq1.$F13]&amp; &quot;-&quot; &amp; [Vərəq1.$B13]&amp; &quot;-&quot;&amp;  [Vərəq1.$H13])" table:style-name="ce1">
            <text:p>Murad-Məhsul A-16.10.2025</text:p>
          </table:table-cell>
          <table:table-cell office:value-type="string" office:string-value="16.10.2025" table:formula="of:=TEXT([.A13];&quot;dd.mm.yyy&quot;)" table:style-name="ce1">
            <text:p>16.10.2025</text:p>
          </table:table-cell>
          <table:table-cell office:value-type="float" office:value="10" table:formula="of:=MONTH([Vərəq1.$A13])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06-14T00:00:00" table:style-name="ce3">
            <text:p>6/14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Bakı</text:p>
          </table:table-cell>
          <table:table-cell office:value-type="float" office:value="54" table:style-name="ce10">
            <text:p>5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Kamil</text:p>
          </table:table-cell>
          <table:table-cell office:value-type="string" office:string-value="Kamil-Məhsul B-14.06.2025" table:formula="of:=CONCATENATE( [Vərəq1.$F14]&amp; &quot;-&quot; &amp; [Vərəq1.$B14]&amp; &quot;-&quot;&amp;  [Vərəq1.$H14])" table:style-name="ce1">
            <text:p>Kamil-Məhsul B-14.06.2025</text:p>
          </table:table-cell>
          <table:table-cell office:value-type="string" office:string-value="14.06.2025" table:formula="of:=TEXT([.A14];&quot;dd.mm.yyy&quot;)" table:style-name="ce1">
            <text:p>14.06.2025</text:p>
          </table:table-cell>
          <table:table-cell office:value-type="float" office:value="6" table:formula="of:=MONTH([Vərəq1.$A14])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07-07T00:00:00" table:style-name="ce3">
            <text:p>7/7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Sumqayıt</text:p>
          </table:table-cell>
          <table:table-cell office:value-type="float" office:value="97" table:style-name="ce10">
            <text:p>9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ysel</text:p>
          </table:table-cell>
          <table:table-cell office:value-type="string" office:string-value="Aysel-Məhsul C-07.07.2025" table:formula="of:=CONCATENATE( [Vərəq1.$F15]&amp; &quot;-&quot; &amp; [Vərəq1.$B15]&amp; &quot;-&quot;&amp;  [Vərəq1.$H15])" table:style-name="ce1">
            <text:p>Aysel-Məhsul C-07.07.2025</text:p>
          </table:table-cell>
          <table:table-cell office:value-type="string" office:string-value="07.07.2025" table:formula="of:=TEXT([.A15];&quot;dd.mm.yyy&quot;)" table:style-name="ce1">
            <text:p>07.07.2025</text:p>
          </table:table-cell>
          <table:table-cell office:value-type="float" office:value="7" table:formula="of:=MONTH([Vərəq1.$A15])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05-12T00:00:00" table:style-name="ce3">
            <text:p>5/12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Gəncə</text:p>
          </table:table-cell>
          <table:table-cell office:value-type="float" office:value="98" table:style-name="ce10">
            <text:p>9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ysel</text:p>
          </table:table-cell>
          <table:table-cell office:value-type="string" office:string-value="Aysel-Məhsul C-12.05.2025" table:formula="of:=CONCATENATE( [Vərəq1.$F16]&amp; &quot;-&quot; &amp; [Vərəq1.$B16]&amp; &quot;-&quot;&amp;  [Vərəq1.$H16])" table:style-name="ce1">
            <text:p>Aysel-Məhsul C-12.05.2025</text:p>
          </table:table-cell>
          <table:table-cell office:value-type="string" office:string-value="12.05.2025" table:formula="of:=TEXT([.A16];&quot;dd.mm.yyy&quot;)" table:style-name="ce1">
            <text:p>12.05.2025</text:p>
          </table:table-cell>
          <table:table-cell office:value-type="float" office:value="5" table:formula="of:=MONTH([Vərəq1.$A16])" table:style-name="ce1">
            <text:p>5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25-03-01T00:00:00" table:style-name="ce3">
            <text:p>3/1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Bakı</text:p>
          </table:table-cell>
          <table:table-cell office:value-type="float" office:value="99" table:style-name="ce10">
            <text:p>9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Kamil</text:p>
          </table:table-cell>
          <table:table-cell office:value-type="string" office:string-value="Kamil-Məhsul B-01.03.2025" table:formula="of:=CONCATENATE( [Vərəq1.$F17]&amp; &quot;-&quot; &amp; [Vərəq1.$B17]&amp; &quot;-&quot;&amp;  [Vərəq1.$H17])" table:style-name="ce1">
            <text:p>Kamil-Məhsul B-01.03.2025</text:p>
          </table:table-cell>
          <table:table-cell office:value-type="string" office:string-value="01.03.2025" table:formula="of:=TEXT([.A17];&quot;dd.mm.yyy&quot;)" table:style-name="ce1">
            <text:p>01.03.2025</text:p>
          </table:table-cell>
          <table:table-cell office:value-type="float" office:value="3" table:formula="of:=MONTH([Vərəq1.$A17])" table:style-name="ce1">
            <text:p>3</text:p>
          </table:table-cell>
          <table:table-cell table:number-columns-repeated="16375"/>
        </table:table-row>
        <table:table-row table:style-name="ro1">
          <table:table-cell office:value-type="date" office:date-value="2025-02-07T00:00:00" table:style-name="ce3">
            <text:p>2/7/2025</text:p>
          </table:table-cell>
          <table:table-cell office:value-type="string" table:style-name="ce1">
            <text:p>Məhsul C</text:p>
          </table:table-cell>
          <table:table-cell office:value-type="string" table:style-name="ce1">
            <text:p>Bakı</text:p>
          </table:table-cell>
          <table:table-cell office:value-type="float" office:value="52" table:style-name="ce10">
            <text:p>5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igar</text:p>
          </table:table-cell>
          <table:table-cell office:value-type="string" office:string-value="Nigar-Məhsul C-07.02.2025" table:formula="of:=CONCATENATE( [Vərəq1.$F18]&amp; &quot;-&quot; &amp; [Vərəq1.$B18]&amp; &quot;-&quot;&amp;  [Vərəq1.$H18])" table:style-name="ce1">
            <text:p>Nigar-Məhsul C-07.02.2025</text:p>
          </table:table-cell>
          <table:table-cell office:value-type="string" office:string-value="07.02.2025" table:formula="of:=TEXT([.A18];&quot;dd.mm.yyy&quot;)" table:style-name="ce1">
            <text:p>07.02.2025</text:p>
          </table:table-cell>
          <table:table-cell office:value-type="float" office:value="2" table:formula="of:=MONTH([Vərəq1.$A18])" table:style-name="ce1">
            <text:p>2</text:p>
          </table:table-cell>
          <table:table-cell table:number-columns-repeated="16375"/>
        </table:table-row>
        <table:table-row table:style-name="ro1">
          <table:table-cell office:value-type="date" office:date-value="2025-03-10T00:00:00" table:style-name="ce3">
            <text:p>3/10/2025</text:p>
          </table:table-cell>
          <table:table-cell office:value-type="string" table:style-name="ce1">
            <text:p>Məhsul A</text:p>
          </table:table-cell>
          <table:table-cell office:value-type="string" table:style-name="ce1">
            <text:p>Sumqayıt</text:p>
          </table:table-cell>
          <table:table-cell office:value-type="float" office:value="16" table:style-name="ce10">
            <text:p>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urad</text:p>
          </table:table-cell>
          <table:table-cell office:value-type="string" office:string-value="Murad-Məhsul A-10.03.2025" table:formula="of:=CONCATENATE( [Vərəq1.$F19]&amp; &quot;-&quot; &amp; [Vərəq1.$B19]&amp; &quot;-&quot;&amp;  [Vərəq1.$H19])" table:style-name="ce1">
            <text:p>Murad-Məhsul A-10.03.2025</text:p>
          </table:table-cell>
          <table:table-cell office:value-type="string" office:string-value="10.03.2025" table:formula="of:=TEXT([.A19];&quot;dd.mm.yyy&quot;)" table:style-name="ce1">
            <text:p>10.03.2025</text:p>
          </table:table-cell>
          <table:table-cell office:value-type="float" office:value="3" table:formula="of:=MONTH([Vərəq1.$A19])" table:style-name="ce1">
            <text:p>3</text:p>
          </table:table-cell>
          <table:table-cell table:number-columns-repeated="16375"/>
        </table:table-row>
        <table:table-row table:style-name="ro1">
          <table:table-cell office:value-type="date" office:date-value="2025-05-09T00:00:00" table:style-name="ce3">
            <text:p>5/9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Lənkəran</text:p>
          </table:table-cell>
          <table:table-cell office:value-type="float" office:value="69" table:style-name="ce10">
            <text:p>6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Kamil</text:p>
          </table:table-cell>
          <table:table-cell office:value-type="string" office:string-value="Kamil-Məhsul B-09.05.2025" table:formula="of:=CONCATENATE( [Vərəq1.$F20]&amp; &quot;-&quot; &amp; [Vərəq1.$B20]&amp; &quot;-&quot;&amp;  [Vərəq1.$H20])" table:style-name="ce1">
            <text:p>Kamil-Məhsul B-09.05.2025</text:p>
          </table:table-cell>
          <table:table-cell office:value-type="string" office:string-value="09.05.2025" table:formula="of:=TEXT([.A20];&quot;dd.mm.yyy&quot;)" table:style-name="ce1">
            <text:p>09.05.2025</text:p>
          </table:table-cell>
          <table:table-cell office:value-type="float" office:value="5" table:formula="of:=MONTH([Vərəq1.$A20])" table:style-name="ce1">
            <text:p>5</text:p>
          </table:table-cell>
          <table:table-cell table:number-columns-repeated="16375"/>
        </table:table-row>
        <table:table-row table:style-name="ro1">
          <table:table-cell office:value-type="date" office:date-value="2025-04-19T00:00:00" table:style-name="ce3">
            <text:p>4/19/2025</text:p>
          </table:table-cell>
          <table:table-cell office:value-type="string" table:style-name="ce1">
            <text:p>Məhsul B</text:p>
          </table:table-cell>
          <table:table-cell office:value-type="string" table:style-name="ce1">
            <text:p>Sumqayıt</text:p>
          </table:table-cell>
          <table:table-cell office:value-type="float" office:value="59" table:style-name="ce10">
            <text:p>5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igar</text:p>
          </table:table-cell>
          <table:table-cell office:value-type="string" office:string-value="Nigar-Məhsul B-19.04.2025" table:formula="of:=CONCATENATE( [Vərəq1.$F21]&amp; &quot;-&quot; &amp; [Vərəq1.$B21]&amp; &quot;-&quot;&amp;  [Vərəq1.$H21])" table:style-name="ce1">
            <text:p>Nigar-Məhsul B-19.04.2025</text:p>
          </table:table-cell>
          <table:table-cell office:value-type="string" office:string-value="19.04.2025" table:formula="of:=TEXT([.A21];&quot;dd.mm.yyy&quot;)" table:style-name="ce1">
            <text:p>19.04.2025</text:p>
          </table:table-cell>
          <table:table-cell office:value-type="float" office:value="4" table:formula="of:=MONTH([Vərəq1.$A21])" table:style-name="ce1">
            <text:p>4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  <table:table table:name="Vərəq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70" table:default-cell-style-name="ce1"/>
        <table:table-row table:style-name="ro4">
          <table:table-cell office:value-type="string" table:style-name="ce8">
            <text:p>Hər məhsul üçün<text:s/><text:span text:style-name="T3">aylara görə</text:span><text:s/>satış miqdarlarının cəmini göstər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əm üzrə Satış miqdarı</text:p>
          </table:table-cell>
          <table:table-cell office:value-type="string" table:style-name="ce7">
            <text:p>A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Məhsu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Ümumi Yekun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əhsul A</text:p>
          </table:table-cell>
          <table:table-cell table:number-columns-repeated="2" table:style-name="ce9"/>
          <table:table-cell office:value-type="float" office:value="16" table:style-name="ce9">
            <text:p>16</text:p>
          </table:table-cell>
          <table:table-cell table:style-name="ce9"/>
          <table:table-cell office:value-type="float" office:value="94" table:style-name="ce9">
            <text:p>94</text:p>
          </table:table-cell>
          <table:table-cell table:number-columns-repeated="4" table:style-name="ce9"/>
          <table:table-cell office:value-type="float" office:value="33" table:style-name="ce9">
            <text:p>33</text:p>
          </table:table-cell>
          <table:table-cell office:value-type="float" office:value="28" table:style-name="ce9">
            <text:p>28</text:p>
          </table:table-cell>
          <table:table-cell table:style-name="ce9"/>
          <table:table-cell office:value-type="float" office:value="171" table:style-name="ce9">
            <text:p>1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əhsul B</text:p>
          </table:table-cell>
          <table:table-cell table:number-columns-repeated="2" table:style-name="ce9"/>
          <table:table-cell office:value-type="float" office:value="99" table:style-name="ce9">
            <text:p>99</text:p>
          </table:table-cell>
          <table:table-cell office:value-type="float" office:value="59" table:style-name="ce9">
            <text:p>59</text:p>
          </table:table-cell>
          <table:table-cell office:value-type="float" office:value="69" table:style-name="ce9">
            <text:p>69</text:p>
          </table:table-cell>
          <table:table-cell office:value-type="float" office:value="64" table:style-name="ce9">
            <text:p>64</text:p>
          </table:table-cell>
          <table:table-cell table:number-columns-repeated="3" table:style-name="ce9"/>
          <table:table-cell office:value-type="float" office:value="80" table:style-name="ce9">
            <text:p>80</text:p>
          </table:table-cell>
          <table:table-cell table:number-columns-repeated="2" table:style-name="ce9"/>
          <table:table-cell office:value-type="float" office:value="371" table:style-name="ce9">
            <text:p>3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əhsul C</text:p>
          </table:table-cell>
          <table:table-cell office:value-type="float" office:value="16" table:style-name="ce9">
            <text:p>16</text:p>
          </table:table-cell>
          <table:table-cell office:value-type="float" office:value="52" table:style-name="ce9">
            <text:p>52</text:p>
          </table:table-cell>
          <table:table-cell office:value-type="float" office:value="88" table:style-name="ce9">
            <text:p>88</text:p>
          </table:table-cell>
          <table:table-cell table:style-name="ce9"/>
          <table:table-cell office:value-type="float" office:value="110" table:style-name="ce9">
            <text:p>110</text:p>
          </table:table-cell>
          <table:table-cell table:style-name="ce9"/>
          <table:table-cell office:value-type="float" office:value="97" table:style-name="ce9">
            <text:p>97</text:p>
          </table:table-cell>
          <table:table-cell office:value-type="float" office:value="89" table:style-name="ce9">
            <text:p>89</text:p>
          </table:table-cell>
          <table:table-cell table:number-columns-repeated="3" table:style-name="ce9"/>
          <table:table-cell office:value-type="float" office:value="79" table:style-name="ce9">
            <text:p>79</text:p>
          </table:table-cell>
          <table:table-cell office:value-type="float" office:value="531" table:style-name="ce9">
            <text:p>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əhsul D</text:p>
          </table:table-cell>
          <table:table-cell table:number-columns-repeated="6" table:style-name="ce9"/>
          <table:table-cell office:value-type="float" office:value="73" table:style-name="ce9">
            <text:p>73</text:p>
          </table:table-cell>
          <table:table-cell table:style-name="ce9"/>
          <table:table-cell office:value-type="float" office:value="79" table:style-name="ce9">
            <text:p>79</text:p>
          </table:table-cell>
          <table:table-cell table:number-columns-repeated="3" table:style-name="ce9"/>
          <table:table-cell office:value-type="float" office:value="152" table:style-name="ce9">
            <text:p>1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Ümumi Yekun</text:p>
          </table:table-cell>
          <table:table-cell office:value-type="float" office:value="16" table:style-name="ce9">
            <text:p>16</text:p>
          </table:table-cell>
          <table:table-cell office:value-type="float" office:value="52" table:style-name="ce9">
            <text:p>52</text:p>
          </table:table-cell>
          <table:table-cell office:value-type="float" office:value="203" table:style-name="ce9">
            <text:p>203</text:p>
          </table:table-cell>
          <table:table-cell office:value-type="float" office:value="59" table:style-name="ce9">
            <text:p>59</text:p>
          </table:table-cell>
          <table:table-cell office:value-type="float" office:value="273" table:style-name="ce9">
            <text:p>273</text:p>
          </table:table-cell>
          <table:table-cell office:value-type="float" office:value="64" table:style-name="ce9">
            <text:p>64</text:p>
          </table:table-cell>
          <table:table-cell office:value-type="float" office:value="170" table:style-name="ce9">
            <text:p>170</text:p>
          </table:table-cell>
          <table:table-cell office:value-type="float" office:value="89" table:style-name="ce9">
            <text:p>89</text:p>
          </table:table-cell>
          <table:table-cell office:value-type="float" office:value="79" table:style-name="ce9">
            <text:p>79</text:p>
          </table:table-cell>
          <table:table-cell office:value-type="float" office:value="113" table:style-name="ce9">
            <text:p>113</text:p>
          </table:table-cell>
          <table:table-cell office:value-type="float" office:value="28" table:style-name="ce9">
            <text:p>28</text:p>
          </table:table-cell>
          <table:table-cell office:value-type="float" office:value="79" table:style-name="ce9">
            <text:p>79</text:p>
          </table:table-cell>
          <table:table-cell office:value-type="float" office:value="1225" table:style-name="ce9">
            <text:p>1225</text:p>
          </table:table-cell>
          <table:table-cell table:number-columns-repeated="16370"/>
        </table:table-row>
        <table:table-row table:number-rows-repeated="1048567" table:style-name="ro1">
          <table:table-cell table:number-columns-repeated="16384"/>
        </table:table-row>
      </table:table>
      <table:table table:name="Vərəq3" table:style-name="ta1"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2" table:number-columns-repeated="4" table:default-cell-style-name="ce1"/>
        <table:table-column table:style-name="co16" table:default-cell-style-name="ce1"/>
        <table:table-column table:style-name="co12" table:number-columns-repeated="4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8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3" table:number-columns-repeated="16344" table:default-cell-style-name="ce1"/>
        <table:table-row table:style-name="ro3">
          <table:table-cell office:value-type="string" table:style-name="ce2">
            <text:p>Hər<text:s/><text:span text:style-name="T2">satıcı</text:span><text:s/>üçün satdığı məhsulların sayını və ümumi satış miqdarını tap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atıcı</text:p>
          </table:table-cell>
          <table:table-cell office:value-type="string" table:style-name="ce1">
            <text:p>Say üzrə Məhsul</text:p>
          </table:table-cell>
          <table:table-cell office:value-type="string" table:style-name="ce1">
            <text:p>Cəm üzrə Qiymət (AZN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ysel</text:p>
          </table:table-cell>
          <table:table-cell office:value-type="float" office:value="5" table:style-name="ce9">
            <text:p>5</text:p>
          </table:table-cell>
          <table:table-cell office:value-type="float" office:value="320" table:style-name="ce9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mil</text:p>
          </table:table-cell>
          <table:table-cell office:value-type="float" office:value="7" table:style-name="ce9">
            <text:p>7</text:p>
          </table:table-cell>
          <table:table-cell office:value-type="float" office:value="455" table:style-name="ce9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ad</text:p>
          </table:table-cell>
          <table:table-cell office:value-type="float" office:value="5" table:style-name="ce9">
            <text:p>5</text:p>
          </table:table-cell>
          <table:table-cell office:value-type="float" office:value="320" table:style-name="ce9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gar</text:p>
          </table:table-cell>
          <table:table-cell office:value-type="float" office:value="3" table:style-name="ce9">
            <text:p>3</text:p>
          </table:table-cell>
          <table:table-cell office:value-type="float" office:value="285" table:style-name="ce9">
            <text:p>2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Ümumi Yekun</text:p>
          </table:table-cell>
          <table:table-cell office:value-type="float" office:value="20" table:style-name="ce9">
            <text:p>20</text:p>
          </table:table-cell>
          <table:table-cell office:value-type="float" office:value="1380" table:style-name="ce9">
            <text:p>1380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Vərəq4" table:style-name="ta1">
        <table:table-column table:style-name="co1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">
            <text:p>Aylara görə satış miqdarlarının cəmini tap və bu məlumatları çizgi (line) qrafiklə vizuallaşdır.</text:p>
          </table:table-cell>
          <table:table-cell table:number-columns-repeated="2" table:style-name="ce1"/>
          <table:table-cell table:style-name="ce1">
            <draw:frame draw:z-index="1" draw:id="id0" draw:style-name="a0" draw:name="Diaqram 1" svg:x="0.63542in" svg:y="0.40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7">
            <text:p>Ay</text:p>
          </table:table-cell>
          <table:table-cell office:value-type="string" table:style-name="ce1">
            <text:p>Cəm üzrə Qiymət (AZN)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9">
            <text:p>7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9">
            <text:p>10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0" table:style-name="ce9">
            <text:p>22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9">
            <text:p>9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5" table:style-name="ce9">
            <text:p>22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5" table:style-name="ce9">
            <text:p>65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5" table:style-name="ce9">
            <text:p>15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9">
            <text:p>5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9">
            <text:p>8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0" table:style-name="ce9">
            <text:p>18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0" table:style-name="ce9">
            <text:p>70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Ümumi Yekun</text:p>
          </table:table-cell>
          <table:table-cell office:value-type="float" office:value="1380" table:style-name="ce9">
            <text:p>1380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Vərəq1.A1:Vərəq1.I21" table:name="Cedvel1" table:display-filter-buttons="true"/>
      </table:database-ranges>
      <table:data-pilot-tables>
        <table:data-pilot-table table:name="PivotTable2" table:target-range-address="Vərəq2.A3:Vərəq2.N9" table:show-filter-button="false" table:buttons="Vərəq2.A4 Vərəq2.B3">
          <table:source-cell-range table:cell-range-address="Vərəq1.A1:Vərəq1.I21"/>
          <table:data-pilot-field table:source-field-name="A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ş miqdarı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ölg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Qiymət (AZN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c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ici mehsul 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(yeni yazili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Vərəq3.A3:Vərəq3.C8" table:show-filter-button="false" table:buttons="Vərəq3.A3">
          <table:source-cell-range table:cell-range-address="Vərəq1.A1:Vərəq1.I21"/>
          <table:data-pilot-field table:source-field-name="Qiymətlər" table:orientation="column" table:is-data-layout-field="true">
            <table:data-pilot-level table:show-empty="true"/>
          </table:data-pilot-field>
          <table:data-pilot-field table:source-field-name="Satıcı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Qiymət (AZN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ölg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ş miqdar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ici mehsul 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(yeni yazili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Vərəq4.A2:Vərəq4.B15" table:show-filter-button="false" table:buttons="Vərəq4.A2">
          <table:source-cell-range table:cell-range-address="Vərəq1.A1:Vərəq1.I21"/>
          <table:data-pilot-field table:source-field-name="A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Qiymət (AZN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əhsu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Bölg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ş miqdar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ıc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atici mehsul tarix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arix(yeni yazili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ext-properties fo:color="#9C0006" fo:font-weight="bold" style:font-weight-asian="bold" style:font-weight-complex="bold"/>
    </style:style>
    <style:style style:name="cf2" style:family="table-cell">
      <style:table-cell-properties fo:background-color="#FFEB9C"/>
      <style:text-properties fo:color="#9C5700"/>
    </style:style>
    <style:style style:name="cf3" style:family="table-cell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09T15:04:19Z</meta:creation-date>
    <dc:date>2025-07-09T16:17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145f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eku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Yekun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5"/>
          </table:table-row>
          <table:table-row>
            <table:table-cell office:value-type="string">
              <text:p>2</text:p>
            </table:table-cell>
            <table:table-cell office:value-type="float" office:value="100"/>
          </table:table-row>
          <table:table-row>
            <table:table-cell office:value-type="string">
              <text:p>3</text:p>
            </table:table-cell>
            <table:table-cell office:value-type="float" office:value="220"/>
          </table:table-row>
          <table:table-row>
            <table:table-cell office:value-type="string">
              <text:p>4</text:p>
            </table:table-cell>
            <table:table-cell office:value-type="float" office:value="95"/>
          </table:table-row>
          <table:table-row>
            <table:table-cell office:value-type="string">
              <text:p>5</text:p>
            </table:table-cell>
            <table:table-cell office:value-type="float" office:value="225"/>
          </table:table-row>
          <table:table-row>
            <table:table-cell office:value-type="string">
              <text:p>6</text:p>
            </table:table-cell>
            <table:table-cell office:value-type="float" office:value="65"/>
          </table:table-row>
          <table:table-row>
            <table:table-cell office:value-type="string">
              <text:p>7</text:p>
            </table:table-cell>
            <table:table-cell office:value-type="float" office:value="155"/>
          </table:table-row>
          <table:table-row>
            <table:table-cell office:value-type="string">
              <text:p>8</text:p>
            </table:table-cell>
            <table:table-cell office:value-type="float" office:value="50"/>
          </table:table-row>
          <table:table-row>
            <table:table-cell office:value-type="string">
              <text:p>9</text:p>
            </table:table-cell>
            <table:table-cell office:value-type="float" office:value="85"/>
          </table:table-row>
          <table:table-row>
            <table:table-cell office:value-type="string">
              <text:p>10</text:p>
            </table:table-cell>
            <table:table-cell office:value-type="float" office:value="180"/>
          </table:table-row>
          <table:table-row>
            <table:table-cell office:value-type="string">
              <text:p>11</text:p>
            </table:table-cell>
            <table:table-cell office:value-type="float" office:value="70"/>
          </table:table-row>
          <table:table-row>
            <table:table-cell office:value-type="string">
              <text:p>12</text:p>
            </table:table-cell>
            <table:table-cell office:value-type="float" office:value="6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